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722cm"/>
    </style:style>
    <style:style style:name="co4" style:family="table-column">
      <style:table-column-properties fo:break-before="auto" style:column-width="4.688cm"/>
    </style:style>
    <style:style style:name="co5" style:family="table-column">
      <style:table-column-properties fo:break-before="auto" style:column-width="4.411cm"/>
    </style:style>
    <style:style style:name="co6" style:family="table-column">
      <style:table-column-properties fo:break-before="auto" style:column-width="2.619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Hoja1" table:style-name="ta1" table:print="false">
        <table:table-column table:style-name="co2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>
            <text:p>URNA USADA</text:p>
          </table:table-cell>
          <table:table-cell table:style-name="ce1" office:value-type="string">
            <text:p><text:s text:c="2"/>BOLA (1 blanca, 0 negra) <text:s/>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2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3]=1;IF(RANDBETWEEN(1;5)&lt;4;1;0);IF(RANDBETWEEN(1;5)&lt;5;1;0)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4]=1;IF(RANDBETWEEN(1;5)&lt;4;1;0);IF(RANDBETWEEN(1;5)&lt;5;1;0))" office:value-type="float" office:value="0">
            <text:p>0</text:p>
          </table:table-cell>
          <table:table-cell/>
          <table:table-cell table:style-name="ce1" office:value-type="string">
            <text:p>Frecuencia bola blanca</text:p>
          </table:table-cell>
          <table:table-cell table:formula="of:=SUM([.B2:.B2001])/2000" office:value-type="float" office:value="0.724">
            <text:p>0,724</text:p>
          </table:table-cell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5]=1;IF(RANDBETWEEN(1;5)&lt;4;1;0);IF(RANDBETWEEN(1;5)&lt;5;1;0))" office:value-type="float" office:value="1">
            <text:p>1</text:p>
          </table:table-cell>
          <table:table-cell/>
          <table:table-cell table:style-name="ce1" office:value-type="string">
            <text:p>Teórica</text:p>
          </table:table-cell>
          <table:table-cell table:formula="of:=11/15" office:value-type="float" office:value="0.733333333333333">
            <text:p>0,7333333333</text:p>
          </table:table-cell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6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7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8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9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0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1]=1;IF(RANDBETWEEN(1;5)&lt;4;1;0);IF(RANDBETWEEN(1;5)&lt;5;1;0)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12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3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14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5]=1;IF(RANDBETWEEN(1;5)&lt;4;1;0);IF(RANDBETWEEN(1;5)&lt;5;1;0)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6]=1;IF(RANDBETWEEN(1;5)&lt;4;1;0);IF(RANDBETWEEN(1;5)&lt;5;1;0)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7]=1;IF(RANDBETWEEN(1;5)&lt;4;1;0);IF(RANDBETWEEN(1;5)&lt;5;1;0)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8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9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20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21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22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23]=1;IF(RANDBETWEEN(1;5)&lt;4;1;0);IF(RANDBETWEEN(1;5)&lt;5;1;0)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24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25]=1;IF(RANDBETWEEN(1;5)&lt;4;1;0);IF(RANDBETWEEN(1;5)&lt;5;1;0)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26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27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28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29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30]=1;IF(RANDBETWEEN(1;5)&lt;4;1;0);IF(RANDBETWEEN(1;5)&lt;5;1;0)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31]=1;IF(RANDBETWEEN(1;5)&lt;4;1;0);IF(RANDBETWEEN(1;5)&lt;5;1;0)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32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33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34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35]=1;IF(RANDBETWEEN(1;5)&lt;4;1;0);IF(RANDBETWEEN(1;5)&lt;5;1;0)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36]=1;IF(RANDBETWEEN(1;5)&lt;4;1;0);IF(RANDBETWEEN(1;5)&lt;5;1;0)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37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38]=1;IF(RANDBETWEEN(1;5)&lt;4;1;0);IF(RANDBETWEEN(1;5)&lt;5;1;0)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39]=1;IF(RANDBETWEEN(1;5)&lt;4;1;0);IF(RANDBETWEEN(1;5)&lt;5;1;0)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40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41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42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43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44]=1;IF(RANDBETWEEN(1;5)&lt;4;1;0);IF(RANDBETWEEN(1;5)&lt;5;1;0)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45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46]=1;IF(RANDBETWEEN(1;5)&lt;4;1;0);IF(RANDBETWEEN(1;5)&lt;5;1;0)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47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48]=1;IF(RANDBETWEEN(1;5)&lt;4;1;0);IF(RANDBETWEEN(1;5)&lt;5;1;0)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49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50]=1;IF(RANDBETWEEN(1;5)&lt;4;1;0);IF(RANDBETWEEN(1;5)&lt;5;1;0)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51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52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53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54]=1;IF(RANDBETWEEN(1;5)&lt;4;1;0);IF(RANDBETWEEN(1;5)&lt;5;1;0)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55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56]=1;IF(RANDBETWEEN(1;5)&lt;4;1;0);IF(RANDBETWEEN(1;5)&lt;5;1;0)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57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58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59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60]=1;IF(RANDBETWEEN(1;5)&lt;4;1;0);IF(RANDBETWEEN(1;5)&lt;5;1;0)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61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62]=1;IF(RANDBETWEEN(1;5)&lt;4;1;0);IF(RANDBETWEEN(1;5)&lt;5;1;0)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63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64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65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66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67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68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69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70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71]=1;IF(RANDBETWEEN(1;5)&lt;4;1;0);IF(RANDBETWEEN(1;5)&lt;5;1;0)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72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73]=1;IF(RANDBETWEEN(1;5)&lt;4;1;0);IF(RANDBETWEEN(1;5)&lt;5;1;0)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74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75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76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77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78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79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80]=1;IF(RANDBETWEEN(1;5)&lt;4;1;0);IF(RANDBETWEEN(1;5)&lt;5;1;0)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81]=1;IF(RANDBETWEEN(1;5)&lt;4;1;0);IF(RANDBETWEEN(1;5)&lt;5;1;0)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82]=1;IF(RANDBETWEEN(1;5)&lt;4;1;0);IF(RANDBETWEEN(1;5)&lt;5;1;0)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83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84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85]=1;IF(RANDBETWEEN(1;5)&lt;4;1;0);IF(RANDBETWEEN(1;5)&lt;5;1;0)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86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87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88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89]=1;IF(RANDBETWEEN(1;5)&lt;4;1;0);IF(RANDBETWEEN(1;5)&lt;5;1;0)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90]=1;IF(RANDBETWEEN(1;5)&lt;4;1;0);IF(RANDBETWEEN(1;5)&lt;5;1;0)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91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92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93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94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95]=1;IF(RANDBETWEEN(1;5)&lt;4;1;0);IF(RANDBETWEEN(1;5)&lt;5;1;0)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96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97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98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99]=1;IF(RANDBETWEEN(1;5)&lt;4;1;0);IF(RANDBETWEEN(1;5)&lt;5;1;0)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00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01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02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03]=1;IF(RANDBETWEEN(1;5)&lt;4;1;0);IF(RANDBETWEEN(1;5)&lt;5;1;0)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04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105]=1;IF(RANDBETWEEN(1;5)&lt;4;1;0);IF(RANDBETWEEN(1;5)&lt;5;1;0)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06]=1;IF(RANDBETWEEN(1;5)&lt;4;1;0);IF(RANDBETWEEN(1;5)&lt;5;1;0)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07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108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09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10]=1;IF(RANDBETWEEN(1;5)&lt;4;1;0);IF(RANDBETWEEN(1;5)&lt;5;1;0)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111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112]=1;IF(RANDBETWEEN(1;5)&lt;4;1;0);IF(RANDBETWEEN(1;5)&lt;5;1;0)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113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114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15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16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17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18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119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120]=1;IF(RANDBETWEEN(1;5)&lt;4;1;0);IF(RANDBETWEEN(1;5)&lt;5;1;0)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121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22]=1;IF(RANDBETWEEN(1;5)&lt;4;1;0);IF(RANDBETWEEN(1;5)&lt;5;1;0)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23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24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125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26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127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28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129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130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131]=1;IF(RANDBETWEEN(1;5)&lt;4;1;0);IF(RANDBETWEEN(1;5)&lt;5;1;0)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132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33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34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135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36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137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38]=1;IF(RANDBETWEEN(1;5)&lt;4;1;0);IF(RANDBETWEEN(1;5)&lt;5;1;0)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139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40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41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42]=1;IF(RANDBETWEEN(1;5)&lt;4;1;0);IF(RANDBETWEEN(1;5)&lt;5;1;0)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43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144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45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46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47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48]=1;IF(RANDBETWEEN(1;5)&lt;4;1;0);IF(RANDBETWEEN(1;5)&lt;5;1;0)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49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50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51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52]=1;IF(RANDBETWEEN(1;5)&lt;4;1;0);IF(RANDBETWEEN(1;5)&lt;5;1;0)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53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54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55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156]=1;IF(RANDBETWEEN(1;5)&lt;4;1;0);IF(RANDBETWEEN(1;5)&lt;5;1;0)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157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58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59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160]=1;IF(RANDBETWEEN(1;5)&lt;4;1;0);IF(RANDBETWEEN(1;5)&lt;5;1;0)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161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62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163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64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165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66]=1;IF(RANDBETWEEN(1;5)&lt;4;1;0);IF(RANDBETWEEN(1;5)&lt;5;1;0)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67]=1;IF(RANDBETWEEN(1;5)&lt;4;1;0);IF(RANDBETWEEN(1;5)&lt;5;1;0)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68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69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170]=1;IF(RANDBETWEEN(1;5)&lt;4;1;0);IF(RANDBETWEEN(1;5)&lt;5;1;0)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71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72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73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74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75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76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177]=1;IF(RANDBETWEEN(1;5)&lt;4;1;0);IF(RANDBETWEEN(1;5)&lt;5;1;0)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178]=1;IF(RANDBETWEEN(1;5)&lt;4;1;0);IF(RANDBETWEEN(1;5)&lt;5;1;0)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179]=1;IF(RANDBETWEEN(1;5)&lt;4;1;0);IF(RANDBETWEEN(1;5)&lt;5;1;0)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180]=1;IF(RANDBETWEEN(1;5)&lt;4;1;0);IF(RANDBETWEEN(1;5)&lt;5;1;0)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181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82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183]=1;IF(RANDBETWEEN(1;5)&lt;4;1;0);IF(RANDBETWEEN(1;5)&lt;5;1;0)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184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85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86]=1;IF(RANDBETWEEN(1;5)&lt;4;1;0);IF(RANDBETWEEN(1;5)&lt;5;1;0)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87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88]=1;IF(RANDBETWEEN(1;5)&lt;4;1;0);IF(RANDBETWEEN(1;5)&lt;5;1;0)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89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190]=1;IF(RANDBETWEEN(1;5)&lt;4;1;0);IF(RANDBETWEEN(1;5)&lt;5;1;0)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91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92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93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94]=1;IF(RANDBETWEEN(1;5)&lt;4;1;0);IF(RANDBETWEEN(1;5)&lt;5;1;0)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195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96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197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98]=1;IF(RANDBETWEEN(1;5)&lt;4;1;0);IF(RANDBETWEEN(1;5)&lt;5;1;0)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99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200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201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202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203]=1;IF(RANDBETWEEN(1;5)&lt;4;1;0);IF(RANDBETWEEN(1;5)&lt;5;1;0)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204]=1;IF(RANDBETWEEN(1;5)&lt;4;1;0);IF(RANDBETWEEN(1;5)&lt;5;1;0)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205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206]=1;IF(RANDBETWEEN(1;5)&lt;4;1;0);IF(RANDBETWEEN(1;5)&lt;5;1;0)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207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208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209]=1;IF(RANDBETWEEN(1;5)&lt;4;1;0);IF(RANDBETWEEN(1;5)&lt;5;1;0)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210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211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212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213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214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215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216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217]=1;IF(RANDBETWEEN(1;5)&lt;4;1;0);IF(RANDBETWEEN(1;5)&lt;5;1;0)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218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219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220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221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222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223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224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225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226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227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228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229]=1;IF(RANDBETWEEN(1;5)&lt;4;1;0);IF(RANDBETWEEN(1;5)&lt;5;1;0)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230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231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232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233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234]=1;IF(RANDBETWEEN(1;5)&lt;4;1;0);IF(RANDBETWEEN(1;5)&lt;5;1;0)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235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236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237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238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239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240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241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242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243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244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245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246]=1;IF(RANDBETWEEN(1;5)&lt;4;1;0);IF(RANDBETWEEN(1;5)&lt;5;1;0)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247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248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249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250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251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252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253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254]=1;IF(RANDBETWEEN(1;5)&lt;4;1;0);IF(RANDBETWEEN(1;5)&lt;5;1;0)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255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256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257]=1;IF(RANDBETWEEN(1;5)&lt;4;1;0);IF(RANDBETWEEN(1;5)&lt;5;1;0)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258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259]=1;IF(RANDBETWEEN(1;5)&lt;4;1;0);IF(RANDBETWEEN(1;5)&lt;5;1;0)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260]=1;IF(RANDBETWEEN(1;5)&lt;4;1;0);IF(RANDBETWEEN(1;5)&lt;5;1;0)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261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262]=1;IF(RANDBETWEEN(1;5)&lt;4;1;0);IF(RANDBETWEEN(1;5)&lt;5;1;0)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263]=1;IF(RANDBETWEEN(1;5)&lt;4;1;0);IF(RANDBETWEEN(1;5)&lt;5;1;0)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264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265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266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267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268]=1;IF(RANDBETWEEN(1;5)&lt;4;1;0);IF(RANDBETWEEN(1;5)&lt;5;1;0)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269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270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271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272]=1;IF(RANDBETWEEN(1;5)&lt;4;1;0);IF(RANDBETWEEN(1;5)&lt;5;1;0)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273]=1;IF(RANDBETWEEN(1;5)&lt;4;1;0);IF(RANDBETWEEN(1;5)&lt;5;1;0)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274]=1;IF(RANDBETWEEN(1;5)&lt;4;1;0);IF(RANDBETWEEN(1;5)&lt;5;1;0)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275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276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277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278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279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280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281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282]=1;IF(RANDBETWEEN(1;5)&lt;4;1;0);IF(RANDBETWEEN(1;5)&lt;5;1;0)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283]=1;IF(RANDBETWEEN(1;5)&lt;4;1;0);IF(RANDBETWEEN(1;5)&lt;5;1;0)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284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285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286]=1;IF(RANDBETWEEN(1;5)&lt;4;1;0);IF(RANDBETWEEN(1;5)&lt;5;1;0)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287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288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289]=1;IF(RANDBETWEEN(1;5)&lt;4;1;0);IF(RANDBETWEEN(1;5)&lt;5;1;0)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290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291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292]=1;IF(RANDBETWEEN(1;5)&lt;4;1;0);IF(RANDBETWEEN(1;5)&lt;5;1;0)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293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294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295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296]=1;IF(RANDBETWEEN(1;5)&lt;4;1;0);IF(RANDBETWEEN(1;5)&lt;5;1;0)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297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298]=1;IF(RANDBETWEEN(1;5)&lt;4;1;0);IF(RANDBETWEEN(1;5)&lt;5;1;0)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299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300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301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302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303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304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305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306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307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308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309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310]=1;IF(RANDBETWEEN(1;5)&lt;4;1;0);IF(RANDBETWEEN(1;5)&lt;5;1;0)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311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312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313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314]=1;IF(RANDBETWEEN(1;5)&lt;4;1;0);IF(RANDBETWEEN(1;5)&lt;5;1;0)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315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316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317]=1;IF(RANDBETWEEN(1;5)&lt;4;1;0);IF(RANDBETWEEN(1;5)&lt;5;1;0)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318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319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320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321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322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323]=1;IF(RANDBETWEEN(1;5)&lt;4;1;0);IF(RANDBETWEEN(1;5)&lt;5;1;0)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324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325]=1;IF(RANDBETWEEN(1;5)&lt;4;1;0);IF(RANDBETWEEN(1;5)&lt;5;1;0)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326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327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328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329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330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331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332]=1;IF(RANDBETWEEN(1;5)&lt;4;1;0);IF(RANDBETWEEN(1;5)&lt;5;1;0)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333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334]=1;IF(RANDBETWEEN(1;5)&lt;4;1;0);IF(RANDBETWEEN(1;5)&lt;5;1;0)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335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336]=1;IF(RANDBETWEEN(1;5)&lt;4;1;0);IF(RANDBETWEEN(1;5)&lt;5;1;0)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337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338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339]=1;IF(RANDBETWEEN(1;5)&lt;4;1;0);IF(RANDBETWEEN(1;5)&lt;5;1;0)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340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341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342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343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344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345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346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347]=1;IF(RANDBETWEEN(1;5)&lt;4;1;0);IF(RANDBETWEEN(1;5)&lt;5;1;0)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348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349]=1;IF(RANDBETWEEN(1;5)&lt;4;1;0);IF(RANDBETWEEN(1;5)&lt;5;1;0)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350]=1;IF(RANDBETWEEN(1;5)&lt;4;1;0);IF(RANDBETWEEN(1;5)&lt;5;1;0)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351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352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353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354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355]=1;IF(RANDBETWEEN(1;5)&lt;4;1;0);IF(RANDBETWEEN(1;5)&lt;5;1;0)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356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357]=1;IF(RANDBETWEEN(1;5)&lt;4;1;0);IF(RANDBETWEEN(1;5)&lt;5;1;0)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358]=1;IF(RANDBETWEEN(1;5)&lt;4;1;0);IF(RANDBETWEEN(1;5)&lt;5;1;0)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359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360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361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362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363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364]=1;IF(RANDBETWEEN(1;5)&lt;4;1;0);IF(RANDBETWEEN(1;5)&lt;5;1;0)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365]=1;IF(RANDBETWEEN(1;5)&lt;4;1;0);IF(RANDBETWEEN(1;5)&lt;5;1;0)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366]=1;IF(RANDBETWEEN(1;5)&lt;4;1;0);IF(RANDBETWEEN(1;5)&lt;5;1;0)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367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368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369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370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371]=1;IF(RANDBETWEEN(1;5)&lt;4;1;0);IF(RANDBETWEEN(1;5)&lt;5;1;0)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372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373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374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375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376]=1;IF(RANDBETWEEN(1;5)&lt;4;1;0);IF(RANDBETWEEN(1;5)&lt;5;1;0)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377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378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379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380]=1;IF(RANDBETWEEN(1;5)&lt;4;1;0);IF(RANDBETWEEN(1;5)&lt;5;1;0)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381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382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383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384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385]=1;IF(RANDBETWEEN(1;5)&lt;4;1;0);IF(RANDBETWEEN(1;5)&lt;5;1;0)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386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387]=1;IF(RANDBETWEEN(1;5)&lt;4;1;0);IF(RANDBETWEEN(1;5)&lt;5;1;0)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388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389]=1;IF(RANDBETWEEN(1;5)&lt;4;1;0);IF(RANDBETWEEN(1;5)&lt;5;1;0)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390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391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392]=1;IF(RANDBETWEEN(1;5)&lt;4;1;0);IF(RANDBETWEEN(1;5)&lt;5;1;0)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393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394]=1;IF(RANDBETWEEN(1;5)&lt;4;1;0);IF(RANDBETWEEN(1;5)&lt;5;1;0)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395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396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397]=1;IF(RANDBETWEEN(1;5)&lt;4;1;0);IF(RANDBETWEEN(1;5)&lt;5;1;0)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398]=1;IF(RANDBETWEEN(1;5)&lt;4;1;0);IF(RANDBETWEEN(1;5)&lt;5;1;0)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399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400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401]=1;IF(RANDBETWEEN(1;5)&lt;4;1;0);IF(RANDBETWEEN(1;5)&lt;5;1;0)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402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403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404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405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406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407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408]=1;IF(RANDBETWEEN(1;5)&lt;4;1;0);IF(RANDBETWEEN(1;5)&lt;5;1;0)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409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410]=1;IF(RANDBETWEEN(1;5)&lt;4;1;0);IF(RANDBETWEEN(1;5)&lt;5;1;0)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411]=1;IF(RANDBETWEEN(1;5)&lt;4;1;0);IF(RANDBETWEEN(1;5)&lt;5;1;0)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412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413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414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415]=1;IF(RANDBETWEEN(1;5)&lt;4;1;0);IF(RANDBETWEEN(1;5)&lt;5;1;0)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416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417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418]=1;IF(RANDBETWEEN(1;5)&lt;4;1;0);IF(RANDBETWEEN(1;5)&lt;5;1;0)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419]=1;IF(RANDBETWEEN(1;5)&lt;4;1;0);IF(RANDBETWEEN(1;5)&lt;5;1;0)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420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421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422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423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424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425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426]=1;IF(RANDBETWEEN(1;5)&lt;4;1;0);IF(RANDBETWEEN(1;5)&lt;5;1;0)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427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428]=1;IF(RANDBETWEEN(1;5)&lt;4;1;0);IF(RANDBETWEEN(1;5)&lt;5;1;0)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429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430]=1;IF(RANDBETWEEN(1;5)&lt;4;1;0);IF(RANDBETWEEN(1;5)&lt;5;1;0)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431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432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433]=1;IF(RANDBETWEEN(1;5)&lt;4;1;0);IF(RANDBETWEEN(1;5)&lt;5;1;0)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434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435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436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437]=1;IF(RANDBETWEEN(1;5)&lt;4;1;0);IF(RANDBETWEEN(1;5)&lt;5;1;0)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438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439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440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441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442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443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444]=1;IF(RANDBETWEEN(1;5)&lt;4;1;0);IF(RANDBETWEEN(1;5)&lt;5;1;0)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445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446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447]=1;IF(RANDBETWEEN(1;5)&lt;4;1;0);IF(RANDBETWEEN(1;5)&lt;5;1;0)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448]=1;IF(RANDBETWEEN(1;5)&lt;4;1;0);IF(RANDBETWEEN(1;5)&lt;5;1;0)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449]=1;IF(RANDBETWEEN(1;5)&lt;4;1;0);IF(RANDBETWEEN(1;5)&lt;5;1;0)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450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451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452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453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454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455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456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457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458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459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460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461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462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463]=1;IF(RANDBETWEEN(1;5)&lt;4;1;0);IF(RANDBETWEEN(1;5)&lt;5;1;0)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464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465]=1;IF(RANDBETWEEN(1;5)&lt;4;1;0);IF(RANDBETWEEN(1;5)&lt;5;1;0)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466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467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468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469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470]=1;IF(RANDBETWEEN(1;5)&lt;4;1;0);IF(RANDBETWEEN(1;5)&lt;5;1;0)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471]=1;IF(RANDBETWEEN(1;5)&lt;4;1;0);IF(RANDBETWEEN(1;5)&lt;5;1;0)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472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473]=1;IF(RANDBETWEEN(1;5)&lt;4;1;0);IF(RANDBETWEEN(1;5)&lt;5;1;0)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474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475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476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477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478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479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480]=1;IF(RANDBETWEEN(1;5)&lt;4;1;0);IF(RANDBETWEEN(1;5)&lt;5;1;0)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481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482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483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484]=1;IF(RANDBETWEEN(1;5)&lt;4;1;0);IF(RANDBETWEEN(1;5)&lt;5;1;0)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485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486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487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488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489]=1;IF(RANDBETWEEN(1;5)&lt;4;1;0);IF(RANDBETWEEN(1;5)&lt;5;1;0)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490]=1;IF(RANDBETWEEN(1;5)&lt;4;1;0);IF(RANDBETWEEN(1;5)&lt;5;1;0)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491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492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493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494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495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496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497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498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499]=1;IF(RANDBETWEEN(1;5)&lt;4;1;0);IF(RANDBETWEEN(1;5)&lt;5;1;0)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500]=1;IF(RANDBETWEEN(1;5)&lt;4;1;0);IF(RANDBETWEEN(1;5)&lt;5;1;0)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501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502]=1;IF(RANDBETWEEN(1;5)&lt;4;1;0);IF(RANDBETWEEN(1;5)&lt;5;1;0)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503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504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505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506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507]=1;IF(RANDBETWEEN(1;5)&lt;4;1;0);IF(RANDBETWEEN(1;5)&lt;5;1;0)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508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509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510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511]=1;IF(RANDBETWEEN(1;5)&lt;4;1;0);IF(RANDBETWEEN(1;5)&lt;5;1;0)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512]=1;IF(RANDBETWEEN(1;5)&lt;4;1;0);IF(RANDBETWEEN(1;5)&lt;5;1;0)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513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514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515]=1;IF(RANDBETWEEN(1;5)&lt;4;1;0);IF(RANDBETWEEN(1;5)&lt;5;1;0)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516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517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518]=1;IF(RANDBETWEEN(1;5)&lt;4;1;0);IF(RANDBETWEEN(1;5)&lt;5;1;0)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519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520]=1;IF(RANDBETWEEN(1;5)&lt;4;1;0);IF(RANDBETWEEN(1;5)&lt;5;1;0)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521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522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523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524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525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526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527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528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529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530]=1;IF(RANDBETWEEN(1;5)&lt;4;1;0);IF(RANDBETWEEN(1;5)&lt;5;1;0)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531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532]=1;IF(RANDBETWEEN(1;5)&lt;4;1;0);IF(RANDBETWEEN(1;5)&lt;5;1;0)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533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534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535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536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537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538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539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540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541]=1;IF(RANDBETWEEN(1;5)&lt;4;1;0);IF(RANDBETWEEN(1;5)&lt;5;1;0)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542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543]=1;IF(RANDBETWEEN(1;5)&lt;4;1;0);IF(RANDBETWEEN(1;5)&lt;5;1;0)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544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545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546]=1;IF(RANDBETWEEN(1;5)&lt;4;1;0);IF(RANDBETWEEN(1;5)&lt;5;1;0)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547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548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549]=1;IF(RANDBETWEEN(1;5)&lt;4;1;0);IF(RANDBETWEEN(1;5)&lt;5;1;0)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550]=1;IF(RANDBETWEEN(1;5)&lt;4;1;0);IF(RANDBETWEEN(1;5)&lt;5;1;0)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551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552]=1;IF(RANDBETWEEN(1;5)&lt;4;1;0);IF(RANDBETWEEN(1;5)&lt;5;1;0)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553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554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555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556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557]=1;IF(RANDBETWEEN(1;5)&lt;4;1;0);IF(RANDBETWEEN(1;5)&lt;5;1;0)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558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559]=1;IF(RANDBETWEEN(1;5)&lt;4;1;0);IF(RANDBETWEEN(1;5)&lt;5;1;0)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560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561]=1;IF(RANDBETWEEN(1;5)&lt;4;1;0);IF(RANDBETWEEN(1;5)&lt;5;1;0)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562]=1;IF(RANDBETWEEN(1;5)&lt;4;1;0);IF(RANDBETWEEN(1;5)&lt;5;1;0)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563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564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565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566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567]=1;IF(RANDBETWEEN(1;5)&lt;4;1;0);IF(RANDBETWEEN(1;5)&lt;5;1;0)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568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569]=1;IF(RANDBETWEEN(1;5)&lt;4;1;0);IF(RANDBETWEEN(1;5)&lt;5;1;0)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570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571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572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573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574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575]=1;IF(RANDBETWEEN(1;5)&lt;4;1;0);IF(RANDBETWEEN(1;5)&lt;5;1;0)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576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577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578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579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580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581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582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583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584]=1;IF(RANDBETWEEN(1;5)&lt;4;1;0);IF(RANDBETWEEN(1;5)&lt;5;1;0)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585]=1;IF(RANDBETWEEN(1;5)&lt;4;1;0);IF(RANDBETWEEN(1;5)&lt;5;1;0)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586]=1;IF(RANDBETWEEN(1;5)&lt;4;1;0);IF(RANDBETWEEN(1;5)&lt;5;1;0)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587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588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589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590]=1;IF(RANDBETWEEN(1;5)&lt;4;1;0);IF(RANDBETWEEN(1;5)&lt;5;1;0)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591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592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593]=1;IF(RANDBETWEEN(1;5)&lt;4;1;0);IF(RANDBETWEEN(1;5)&lt;5;1;0)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594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595]=1;IF(RANDBETWEEN(1;5)&lt;4;1;0);IF(RANDBETWEEN(1;5)&lt;5;1;0)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596]=1;IF(RANDBETWEEN(1;5)&lt;4;1;0);IF(RANDBETWEEN(1;5)&lt;5;1;0)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597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598]=1;IF(RANDBETWEEN(1;5)&lt;4;1;0);IF(RANDBETWEEN(1;5)&lt;5;1;0)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599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600]=1;IF(RANDBETWEEN(1;5)&lt;4;1;0);IF(RANDBETWEEN(1;5)&lt;5;1;0)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601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602]=1;IF(RANDBETWEEN(1;5)&lt;4;1;0);IF(RANDBETWEEN(1;5)&lt;5;1;0)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603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604]=1;IF(RANDBETWEEN(1;5)&lt;4;1;0);IF(RANDBETWEEN(1;5)&lt;5;1;0)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605]=1;IF(RANDBETWEEN(1;5)&lt;4;1;0);IF(RANDBETWEEN(1;5)&lt;5;1;0)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606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607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608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609]=1;IF(RANDBETWEEN(1;5)&lt;4;1;0);IF(RANDBETWEEN(1;5)&lt;5;1;0)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610]=1;IF(RANDBETWEEN(1;5)&lt;4;1;0);IF(RANDBETWEEN(1;5)&lt;5;1;0)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611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612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613]=1;IF(RANDBETWEEN(1;5)&lt;4;1;0);IF(RANDBETWEEN(1;5)&lt;5;1;0)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614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615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616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617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618]=1;IF(RANDBETWEEN(1;5)&lt;4;1;0);IF(RANDBETWEEN(1;5)&lt;5;1;0)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619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620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621]=1;IF(RANDBETWEEN(1;5)&lt;4;1;0);IF(RANDBETWEEN(1;5)&lt;5;1;0)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622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623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624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625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626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627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628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629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630]=1;IF(RANDBETWEEN(1;5)&lt;4;1;0);IF(RANDBETWEEN(1;5)&lt;5;1;0)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631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632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633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634]=1;IF(RANDBETWEEN(1;5)&lt;4;1;0);IF(RANDBETWEEN(1;5)&lt;5;1;0)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635]=1;IF(RANDBETWEEN(1;5)&lt;4;1;0);IF(RANDBETWEEN(1;5)&lt;5;1;0)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636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637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638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639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640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641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642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643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644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645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646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647]=1;IF(RANDBETWEEN(1;5)&lt;4;1;0);IF(RANDBETWEEN(1;5)&lt;5;1;0)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648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649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650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651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652]=1;IF(RANDBETWEEN(1;5)&lt;4;1;0);IF(RANDBETWEEN(1;5)&lt;5;1;0)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653]=1;IF(RANDBETWEEN(1;5)&lt;4;1;0);IF(RANDBETWEEN(1;5)&lt;5;1;0)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654]=1;IF(RANDBETWEEN(1;5)&lt;4;1;0);IF(RANDBETWEEN(1;5)&lt;5;1;0)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655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656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657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658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659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660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661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662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663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664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665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666]=1;IF(RANDBETWEEN(1;5)&lt;4;1;0);IF(RANDBETWEEN(1;5)&lt;5;1;0)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667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668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669]=1;IF(RANDBETWEEN(1;5)&lt;4;1;0);IF(RANDBETWEEN(1;5)&lt;5;1;0)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670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671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672]=1;IF(RANDBETWEEN(1;5)&lt;4;1;0);IF(RANDBETWEEN(1;5)&lt;5;1;0)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673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674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675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676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677]=1;IF(RANDBETWEEN(1;5)&lt;4;1;0);IF(RANDBETWEEN(1;5)&lt;5;1;0)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678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679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680]=1;IF(RANDBETWEEN(1;5)&lt;4;1;0);IF(RANDBETWEEN(1;5)&lt;5;1;0)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681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682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683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684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685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686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687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688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689]=1;IF(RANDBETWEEN(1;5)&lt;4;1;0);IF(RANDBETWEEN(1;5)&lt;5;1;0)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690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691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692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693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694]=1;IF(RANDBETWEEN(1;5)&lt;4;1;0);IF(RANDBETWEEN(1;5)&lt;5;1;0)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695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696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697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698]=1;IF(RANDBETWEEN(1;5)&lt;4;1;0);IF(RANDBETWEEN(1;5)&lt;5;1;0)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699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700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701]=1;IF(RANDBETWEEN(1;5)&lt;4;1;0);IF(RANDBETWEEN(1;5)&lt;5;1;0)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702]=1;IF(RANDBETWEEN(1;5)&lt;4;1;0);IF(RANDBETWEEN(1;5)&lt;5;1;0)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703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704]=1;IF(RANDBETWEEN(1;5)&lt;4;1;0);IF(RANDBETWEEN(1;5)&lt;5;1;0)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705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706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707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708]=1;IF(RANDBETWEEN(1;5)&lt;4;1;0);IF(RANDBETWEEN(1;5)&lt;5;1;0)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709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710]=1;IF(RANDBETWEEN(1;5)&lt;4;1;0);IF(RANDBETWEEN(1;5)&lt;5;1;0)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711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712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713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714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715]=1;IF(RANDBETWEEN(1;5)&lt;4;1;0);IF(RANDBETWEEN(1;5)&lt;5;1;0)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716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717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718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719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720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721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722]=1;IF(RANDBETWEEN(1;5)&lt;4;1;0);IF(RANDBETWEEN(1;5)&lt;5;1;0)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723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724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725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726]=1;IF(RANDBETWEEN(1;5)&lt;4;1;0);IF(RANDBETWEEN(1;5)&lt;5;1;0)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727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728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729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730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731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732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733]=1;IF(RANDBETWEEN(1;5)&lt;4;1;0);IF(RANDBETWEEN(1;5)&lt;5;1;0)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734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735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736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737]=1;IF(RANDBETWEEN(1;5)&lt;4;1;0);IF(RANDBETWEEN(1;5)&lt;5;1;0)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738]=1;IF(RANDBETWEEN(1;5)&lt;4;1;0);IF(RANDBETWEEN(1;5)&lt;5;1;0)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739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740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741]=1;IF(RANDBETWEEN(1;5)&lt;4;1;0);IF(RANDBETWEEN(1;5)&lt;5;1;0)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742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743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744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745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746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747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748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749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750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751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752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753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754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755]=1;IF(RANDBETWEEN(1;5)&lt;4;1;0);IF(RANDBETWEEN(1;5)&lt;5;1;0)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756]=1;IF(RANDBETWEEN(1;5)&lt;4;1;0);IF(RANDBETWEEN(1;5)&lt;5;1;0)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757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758]=1;IF(RANDBETWEEN(1;5)&lt;4;1;0);IF(RANDBETWEEN(1;5)&lt;5;1;0)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759]=1;IF(RANDBETWEEN(1;5)&lt;4;1;0);IF(RANDBETWEEN(1;5)&lt;5;1;0)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760]=1;IF(RANDBETWEEN(1;5)&lt;4;1;0);IF(RANDBETWEEN(1;5)&lt;5;1;0)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761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762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763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764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765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766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767]=1;IF(RANDBETWEEN(1;5)&lt;4;1;0);IF(RANDBETWEEN(1;5)&lt;5;1;0)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768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769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770]=1;IF(RANDBETWEEN(1;5)&lt;4;1;0);IF(RANDBETWEEN(1;5)&lt;5;1;0)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771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772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773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774]=1;IF(RANDBETWEEN(1;5)&lt;4;1;0);IF(RANDBETWEEN(1;5)&lt;5;1;0)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775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776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777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778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779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780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781]=1;IF(RANDBETWEEN(1;5)&lt;4;1;0);IF(RANDBETWEEN(1;5)&lt;5;1;0)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782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783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784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785]=1;IF(RANDBETWEEN(1;5)&lt;4;1;0);IF(RANDBETWEEN(1;5)&lt;5;1;0)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786]=1;IF(RANDBETWEEN(1;5)&lt;4;1;0);IF(RANDBETWEEN(1;5)&lt;5;1;0)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787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788]=1;IF(RANDBETWEEN(1;5)&lt;4;1;0);IF(RANDBETWEEN(1;5)&lt;5;1;0)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789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790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791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792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793]=1;IF(RANDBETWEEN(1;5)&lt;4;1;0);IF(RANDBETWEEN(1;5)&lt;5;1;0)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794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795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796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797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798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799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800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801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802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803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804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805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806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807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808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809]=1;IF(RANDBETWEEN(1;5)&lt;4;1;0);IF(RANDBETWEEN(1;5)&lt;5;1;0)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810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811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812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813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814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815]=1;IF(RANDBETWEEN(1;5)&lt;4;1;0);IF(RANDBETWEEN(1;5)&lt;5;1;0)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816]=1;IF(RANDBETWEEN(1;5)&lt;4;1;0);IF(RANDBETWEEN(1;5)&lt;5;1;0)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817]=1;IF(RANDBETWEEN(1;5)&lt;4;1;0);IF(RANDBETWEEN(1;5)&lt;5;1;0)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818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819]=1;IF(RANDBETWEEN(1;5)&lt;4;1;0);IF(RANDBETWEEN(1;5)&lt;5;1;0)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820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821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822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823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824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825]=1;IF(RANDBETWEEN(1;5)&lt;4;1;0);IF(RANDBETWEEN(1;5)&lt;5;1;0)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826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827]=1;IF(RANDBETWEEN(1;5)&lt;4;1;0);IF(RANDBETWEEN(1;5)&lt;5;1;0)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828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829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830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831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832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833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834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835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836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837]=1;IF(RANDBETWEEN(1;5)&lt;4;1;0);IF(RANDBETWEEN(1;5)&lt;5;1;0)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838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839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840]=1;IF(RANDBETWEEN(1;5)&lt;4;1;0);IF(RANDBETWEEN(1;5)&lt;5;1;0)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841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842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843]=1;IF(RANDBETWEEN(1;5)&lt;4;1;0);IF(RANDBETWEEN(1;5)&lt;5;1;0)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844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845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846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847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848]=1;IF(RANDBETWEEN(1;5)&lt;4;1;0);IF(RANDBETWEEN(1;5)&lt;5;1;0)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849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850]=1;IF(RANDBETWEEN(1;5)&lt;4;1;0);IF(RANDBETWEEN(1;5)&lt;5;1;0)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851]=1;IF(RANDBETWEEN(1;5)&lt;4;1;0);IF(RANDBETWEEN(1;5)&lt;5;1;0)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852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853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854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855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856]=1;IF(RANDBETWEEN(1;5)&lt;4;1;0);IF(RANDBETWEEN(1;5)&lt;5;1;0)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857]=1;IF(RANDBETWEEN(1;5)&lt;4;1;0);IF(RANDBETWEEN(1;5)&lt;5;1;0)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858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859]=1;IF(RANDBETWEEN(1;5)&lt;4;1;0);IF(RANDBETWEEN(1;5)&lt;5;1;0)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860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861]=1;IF(RANDBETWEEN(1;5)&lt;4;1;0);IF(RANDBETWEEN(1;5)&lt;5;1;0)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862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863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864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865]=1;IF(RANDBETWEEN(1;5)&lt;4;1;0);IF(RANDBETWEEN(1;5)&lt;5;1;0)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866]=1;IF(RANDBETWEEN(1;5)&lt;4;1;0);IF(RANDBETWEEN(1;5)&lt;5;1;0)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867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868]=1;IF(RANDBETWEEN(1;5)&lt;4;1;0);IF(RANDBETWEEN(1;5)&lt;5;1;0)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869]=1;IF(RANDBETWEEN(1;5)&lt;4;1;0);IF(RANDBETWEEN(1;5)&lt;5;1;0)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870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871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872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873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874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875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876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877]=1;IF(RANDBETWEEN(1;5)&lt;4;1;0);IF(RANDBETWEEN(1;5)&lt;5;1;0)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878]=1;IF(RANDBETWEEN(1;5)&lt;4;1;0);IF(RANDBETWEEN(1;5)&lt;5;1;0)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879]=1;IF(RANDBETWEEN(1;5)&lt;4;1;0);IF(RANDBETWEEN(1;5)&lt;5;1;0)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880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881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882]=1;IF(RANDBETWEEN(1;5)&lt;4;1;0);IF(RANDBETWEEN(1;5)&lt;5;1;0)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883]=1;IF(RANDBETWEEN(1;5)&lt;4;1;0);IF(RANDBETWEEN(1;5)&lt;5;1;0)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884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885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886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887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888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889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890]=1;IF(RANDBETWEEN(1;5)&lt;4;1;0);IF(RANDBETWEEN(1;5)&lt;5;1;0)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891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892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893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894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895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896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897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898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899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900]=1;IF(RANDBETWEEN(1;5)&lt;4;1;0);IF(RANDBETWEEN(1;5)&lt;5;1;0)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901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902]=1;IF(RANDBETWEEN(1;5)&lt;4;1;0);IF(RANDBETWEEN(1;5)&lt;5;1;0)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903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904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905]=1;IF(RANDBETWEEN(1;5)&lt;4;1;0);IF(RANDBETWEEN(1;5)&lt;5;1;0)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906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907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908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909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910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911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912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913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914]=1;IF(RANDBETWEEN(1;5)&lt;4;1;0);IF(RANDBETWEEN(1;5)&lt;5;1;0)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915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916]=1;IF(RANDBETWEEN(1;5)&lt;4;1;0);IF(RANDBETWEEN(1;5)&lt;5;1;0)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917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918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919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920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921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922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923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924]=1;IF(RANDBETWEEN(1;5)&lt;4;1;0);IF(RANDBETWEEN(1;5)&lt;5;1;0)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925]=1;IF(RANDBETWEEN(1;5)&lt;4;1;0);IF(RANDBETWEEN(1;5)&lt;5;1;0)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926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927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928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929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930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931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932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933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934]=1;IF(RANDBETWEEN(1;5)&lt;4;1;0);IF(RANDBETWEEN(1;5)&lt;5;1;0)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935]=1;IF(RANDBETWEEN(1;5)&lt;4;1;0);IF(RANDBETWEEN(1;5)&lt;5;1;0)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936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937]=1;IF(RANDBETWEEN(1;5)&lt;4;1;0);IF(RANDBETWEEN(1;5)&lt;5;1;0)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938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939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940]=1;IF(RANDBETWEEN(1;5)&lt;4;1;0);IF(RANDBETWEEN(1;5)&lt;5;1;0)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941]=1;IF(RANDBETWEEN(1;5)&lt;4;1;0);IF(RANDBETWEEN(1;5)&lt;5;1;0)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942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943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944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945]=1;IF(RANDBETWEEN(1;5)&lt;4;1;0);IF(RANDBETWEEN(1;5)&lt;5;1;0)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946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947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948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949]=1;IF(RANDBETWEEN(1;5)&lt;4;1;0);IF(RANDBETWEEN(1;5)&lt;5;1;0)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950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951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952]=1;IF(RANDBETWEEN(1;5)&lt;4;1;0);IF(RANDBETWEEN(1;5)&lt;5;1;0)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953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954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955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956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957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958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959]=1;IF(RANDBETWEEN(1;5)&lt;4;1;0);IF(RANDBETWEEN(1;5)&lt;5;1;0)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960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961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962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963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964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965]=1;IF(RANDBETWEEN(1;5)&lt;4;1;0);IF(RANDBETWEEN(1;5)&lt;5;1;0)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966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967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968]=1;IF(RANDBETWEEN(1;5)&lt;4;1;0);IF(RANDBETWEEN(1;5)&lt;5;1;0)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969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970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971]=1;IF(RANDBETWEEN(1;5)&lt;4;1;0);IF(RANDBETWEEN(1;5)&lt;5;1;0)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972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973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974]=1;IF(RANDBETWEEN(1;5)&lt;4;1;0);IF(RANDBETWEEN(1;5)&lt;5;1;0)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975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976]=1;IF(RANDBETWEEN(1;5)&lt;4;1;0);IF(RANDBETWEEN(1;5)&lt;5;1;0)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977]=1;IF(RANDBETWEEN(1;5)&lt;4;1;0);IF(RANDBETWEEN(1;5)&lt;5;1;0)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978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979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980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981]=1;IF(RANDBETWEEN(1;5)&lt;4;1;0);IF(RANDBETWEEN(1;5)&lt;5;1;0)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982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983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984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985]=1;IF(RANDBETWEEN(1;5)&lt;4;1;0);IF(RANDBETWEEN(1;5)&lt;5;1;0)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986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987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988]=1;IF(RANDBETWEEN(1;5)&lt;4;1;0);IF(RANDBETWEEN(1;5)&lt;5;1;0)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989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990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991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992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993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994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995]=1;IF(RANDBETWEEN(1;5)&lt;4;1;0);IF(RANDBETWEEN(1;5)&lt;5;1;0)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996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997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998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999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1000]=1;IF(RANDBETWEEN(1;5)&lt;4;1;0);IF(RANDBETWEEN(1;5)&lt;5;1;0)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001]=1;IF(RANDBETWEEN(1;5)&lt;4;1;0);IF(RANDBETWEEN(1;5)&lt;5;1;0)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1002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1003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004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005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006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007]=1;IF(RANDBETWEEN(1;5)&lt;4;1;0);IF(RANDBETWEEN(1;5)&lt;5;1;0)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008]=1;IF(RANDBETWEEN(1;5)&lt;4;1;0);IF(RANDBETWEEN(1;5)&lt;5;1;0)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009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010]=1;IF(RANDBETWEEN(1;5)&lt;4;1;0);IF(RANDBETWEEN(1;5)&lt;5;1;0)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011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012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013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014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1015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016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1017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1018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019]=1;IF(RANDBETWEEN(1;5)&lt;4;1;0);IF(RANDBETWEEN(1;5)&lt;5;1;0)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1020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1021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1022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1023]=1;IF(RANDBETWEEN(1;5)&lt;4;1;0);IF(RANDBETWEEN(1;5)&lt;5;1;0)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024]=1;IF(RANDBETWEEN(1;5)&lt;4;1;0);IF(RANDBETWEEN(1;5)&lt;5;1;0)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025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026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027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028]=1;IF(RANDBETWEEN(1;5)&lt;4;1;0);IF(RANDBETWEEN(1;5)&lt;5;1;0)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029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030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1031]=1;IF(RANDBETWEEN(1;5)&lt;4;1;0);IF(RANDBETWEEN(1;5)&lt;5;1;0)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032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033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034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035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036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037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038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039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040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041]=1;IF(RANDBETWEEN(1;5)&lt;4;1;0);IF(RANDBETWEEN(1;5)&lt;5;1;0)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042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1043]=1;IF(RANDBETWEEN(1;5)&lt;4;1;0);IF(RANDBETWEEN(1;5)&lt;5;1;0)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1044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045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046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1047]=1;IF(RANDBETWEEN(1;5)&lt;4;1;0);IF(RANDBETWEEN(1;5)&lt;5;1;0)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1048]=1;IF(RANDBETWEEN(1;5)&lt;4;1;0);IF(RANDBETWEEN(1;5)&lt;5;1;0)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1049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050]=1;IF(RANDBETWEEN(1;5)&lt;4;1;0);IF(RANDBETWEEN(1;5)&lt;5;1;0)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1051]=1;IF(RANDBETWEEN(1;5)&lt;4;1;0);IF(RANDBETWEEN(1;5)&lt;5;1;0)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052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053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054]=1;IF(RANDBETWEEN(1;5)&lt;4;1;0);IF(RANDBETWEEN(1;5)&lt;5;1;0)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1055]=1;IF(RANDBETWEEN(1;5)&lt;4;1;0);IF(RANDBETWEEN(1;5)&lt;5;1;0)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056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1057]=1;IF(RANDBETWEEN(1;5)&lt;4;1;0);IF(RANDBETWEEN(1;5)&lt;5;1;0)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1058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059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060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061]=1;IF(RANDBETWEEN(1;5)&lt;4;1;0);IF(RANDBETWEEN(1;5)&lt;5;1;0)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062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063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1064]=1;IF(RANDBETWEEN(1;5)&lt;4;1;0);IF(RANDBETWEEN(1;5)&lt;5;1;0)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065]=1;IF(RANDBETWEEN(1;5)&lt;4;1;0);IF(RANDBETWEEN(1;5)&lt;5;1;0)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1066]=1;IF(RANDBETWEEN(1;5)&lt;4;1;0);IF(RANDBETWEEN(1;5)&lt;5;1;0)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1067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1068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069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1070]=1;IF(RANDBETWEEN(1;5)&lt;4;1;0);IF(RANDBETWEEN(1;5)&lt;5;1;0)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071]=1;IF(RANDBETWEEN(1;5)&lt;4;1;0);IF(RANDBETWEEN(1;5)&lt;5;1;0)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072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1073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1074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075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076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077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078]=1;IF(RANDBETWEEN(1;5)&lt;4;1;0);IF(RANDBETWEEN(1;5)&lt;5;1;0)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1079]=1;IF(RANDBETWEEN(1;5)&lt;4;1;0);IF(RANDBETWEEN(1;5)&lt;5;1;0)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080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081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082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083]=1;IF(RANDBETWEEN(1;5)&lt;4;1;0);IF(RANDBETWEEN(1;5)&lt;5;1;0)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084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085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086]=1;IF(RANDBETWEEN(1;5)&lt;4;1;0);IF(RANDBETWEEN(1;5)&lt;5;1;0)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1087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1088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089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090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091]=1;IF(RANDBETWEEN(1;5)&lt;4;1;0);IF(RANDBETWEEN(1;5)&lt;5;1;0)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092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093]=1;IF(RANDBETWEEN(1;5)&lt;4;1;0);IF(RANDBETWEEN(1;5)&lt;5;1;0)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094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1095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096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097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098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099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100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1101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102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103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1104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105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106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107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108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109]=1;IF(RANDBETWEEN(1;5)&lt;4;1;0);IF(RANDBETWEEN(1;5)&lt;5;1;0)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110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1111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1112]=1;IF(RANDBETWEEN(1;5)&lt;4;1;0);IF(RANDBETWEEN(1;5)&lt;5;1;0)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1113]=1;IF(RANDBETWEEN(1;5)&lt;4;1;0);IF(RANDBETWEEN(1;5)&lt;5;1;0)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114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115]=1;IF(RANDBETWEEN(1;5)&lt;4;1;0);IF(RANDBETWEEN(1;5)&lt;5;1;0)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116]=1;IF(RANDBETWEEN(1;5)&lt;4;1;0);IF(RANDBETWEEN(1;5)&lt;5;1;0)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117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1118]=1;IF(RANDBETWEEN(1;5)&lt;4;1;0);IF(RANDBETWEEN(1;5)&lt;5;1;0)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1119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1120]=1;IF(RANDBETWEEN(1;5)&lt;4;1;0);IF(RANDBETWEEN(1;5)&lt;5;1;0)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121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122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1123]=1;IF(RANDBETWEEN(1;5)&lt;4;1;0);IF(RANDBETWEEN(1;5)&lt;5;1;0)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124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1125]=1;IF(RANDBETWEEN(1;5)&lt;4;1;0);IF(RANDBETWEEN(1;5)&lt;5;1;0)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126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1127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128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129]=1;IF(RANDBETWEEN(1;5)&lt;4;1;0);IF(RANDBETWEEN(1;5)&lt;5;1;0)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130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131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1132]=1;IF(RANDBETWEEN(1;5)&lt;4;1;0);IF(RANDBETWEEN(1;5)&lt;5;1;0)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1133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1134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1135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1136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1137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1138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139]=1;IF(RANDBETWEEN(1;5)&lt;4;1;0);IF(RANDBETWEEN(1;5)&lt;5;1;0)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140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141]=1;IF(RANDBETWEEN(1;5)&lt;4;1;0);IF(RANDBETWEEN(1;5)&lt;5;1;0)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142]=1;IF(RANDBETWEEN(1;5)&lt;4;1;0);IF(RANDBETWEEN(1;5)&lt;5;1;0)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1143]=1;IF(RANDBETWEEN(1;5)&lt;4;1;0);IF(RANDBETWEEN(1;5)&lt;5;1;0)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1144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145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146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1147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148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1149]=1;IF(RANDBETWEEN(1;5)&lt;4;1;0);IF(RANDBETWEEN(1;5)&lt;5;1;0)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150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151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1152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1153]=1;IF(RANDBETWEEN(1;5)&lt;4;1;0);IF(RANDBETWEEN(1;5)&lt;5;1;0)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1154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155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156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157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1158]=1;IF(RANDBETWEEN(1;5)&lt;4;1;0);IF(RANDBETWEEN(1;5)&lt;5;1;0)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159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160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161]=1;IF(RANDBETWEEN(1;5)&lt;4;1;0);IF(RANDBETWEEN(1;5)&lt;5;1;0)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162]=1;IF(RANDBETWEEN(1;5)&lt;4;1;0);IF(RANDBETWEEN(1;5)&lt;5;1;0)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1163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164]=1;IF(RANDBETWEEN(1;5)&lt;4;1;0);IF(RANDBETWEEN(1;5)&lt;5;1;0)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1165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166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167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168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169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170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171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172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1173]=1;IF(RANDBETWEEN(1;5)&lt;4;1;0);IF(RANDBETWEEN(1;5)&lt;5;1;0)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174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1175]=1;IF(RANDBETWEEN(1;5)&lt;4;1;0);IF(RANDBETWEEN(1;5)&lt;5;1;0)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176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1177]=1;IF(RANDBETWEEN(1;5)&lt;4;1;0);IF(RANDBETWEEN(1;5)&lt;5;1;0)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1178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1179]=1;IF(RANDBETWEEN(1;5)&lt;4;1;0);IF(RANDBETWEEN(1;5)&lt;5;1;0)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1180]=1;IF(RANDBETWEEN(1;5)&lt;4;1;0);IF(RANDBETWEEN(1;5)&lt;5;1;0)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181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182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183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1184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185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186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1187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1188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189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190]=1;IF(RANDBETWEEN(1;5)&lt;4;1;0);IF(RANDBETWEEN(1;5)&lt;5;1;0)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1191]=1;IF(RANDBETWEEN(1;5)&lt;4;1;0);IF(RANDBETWEEN(1;5)&lt;5;1;0)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192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193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194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195]=1;IF(RANDBETWEEN(1;5)&lt;4;1;0);IF(RANDBETWEEN(1;5)&lt;5;1;0)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1196]=1;IF(RANDBETWEEN(1;5)&lt;4;1;0);IF(RANDBETWEEN(1;5)&lt;5;1;0)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1197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198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1199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1200]=1;IF(RANDBETWEEN(1;5)&lt;4;1;0);IF(RANDBETWEEN(1;5)&lt;5;1;0)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201]=1;IF(RANDBETWEEN(1;5)&lt;4;1;0);IF(RANDBETWEEN(1;5)&lt;5;1;0)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202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203]=1;IF(RANDBETWEEN(1;5)&lt;4;1;0);IF(RANDBETWEEN(1;5)&lt;5;1;0)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1204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1205]=1;IF(RANDBETWEEN(1;5)&lt;4;1;0);IF(RANDBETWEEN(1;5)&lt;5;1;0)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206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1207]=1;IF(RANDBETWEEN(1;5)&lt;4;1;0);IF(RANDBETWEEN(1;5)&lt;5;1;0)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1208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1209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210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1211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212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213]=1;IF(RANDBETWEEN(1;5)&lt;4;1;0);IF(RANDBETWEEN(1;5)&lt;5;1;0)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214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1215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216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1217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218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1219]=1;IF(RANDBETWEEN(1;5)&lt;4;1;0);IF(RANDBETWEEN(1;5)&lt;5;1;0)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220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221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222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1223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1224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1225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226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227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228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1229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230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231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1232]=1;IF(RANDBETWEEN(1;5)&lt;4;1;0);IF(RANDBETWEEN(1;5)&lt;5;1;0)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233]=1;IF(RANDBETWEEN(1;5)&lt;4;1;0);IF(RANDBETWEEN(1;5)&lt;5;1;0)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234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235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1236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237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238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1239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240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241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242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1243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244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245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246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247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248]=1;IF(RANDBETWEEN(1;5)&lt;4;1;0);IF(RANDBETWEEN(1;5)&lt;5;1;0)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1249]=1;IF(RANDBETWEEN(1;5)&lt;4;1;0);IF(RANDBETWEEN(1;5)&lt;5;1;0)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250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1251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1252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1253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254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255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1256]=1;IF(RANDBETWEEN(1;5)&lt;4;1;0);IF(RANDBETWEEN(1;5)&lt;5;1;0)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257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1258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259]=1;IF(RANDBETWEEN(1;5)&lt;4;1;0);IF(RANDBETWEEN(1;5)&lt;5;1;0)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1260]=1;IF(RANDBETWEEN(1;5)&lt;4;1;0);IF(RANDBETWEEN(1;5)&lt;5;1;0)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261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262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1263]=1;IF(RANDBETWEEN(1;5)&lt;4;1;0);IF(RANDBETWEEN(1;5)&lt;5;1;0)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1264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1265]=1;IF(RANDBETWEEN(1;5)&lt;4;1;0);IF(RANDBETWEEN(1;5)&lt;5;1;0)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266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267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268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1269]=1;IF(RANDBETWEEN(1;5)&lt;4;1;0);IF(RANDBETWEEN(1;5)&lt;5;1;0)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270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271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272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1273]=1;IF(RANDBETWEEN(1;5)&lt;4;1;0);IF(RANDBETWEEN(1;5)&lt;5;1;0)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274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1275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276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277]=1;IF(RANDBETWEEN(1;5)&lt;4;1;0);IF(RANDBETWEEN(1;5)&lt;5;1;0)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278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1279]=1;IF(RANDBETWEEN(1;5)&lt;4;1;0);IF(RANDBETWEEN(1;5)&lt;5;1;0)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1280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281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282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283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1284]=1;IF(RANDBETWEEN(1;5)&lt;4;1;0);IF(RANDBETWEEN(1;5)&lt;5;1;0)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285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286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287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288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289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1290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291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292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293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294]=1;IF(RANDBETWEEN(1;5)&lt;4;1;0);IF(RANDBETWEEN(1;5)&lt;5;1;0)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295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296]=1;IF(RANDBETWEEN(1;5)&lt;4;1;0);IF(RANDBETWEEN(1;5)&lt;5;1;0)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1297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298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299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1300]=1;IF(RANDBETWEEN(1;5)&lt;4;1;0);IF(RANDBETWEEN(1;5)&lt;5;1;0)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301]=1;IF(RANDBETWEEN(1;5)&lt;4;1;0);IF(RANDBETWEEN(1;5)&lt;5;1;0)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1302]=1;IF(RANDBETWEEN(1;5)&lt;4;1;0);IF(RANDBETWEEN(1;5)&lt;5;1;0)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303]=1;IF(RANDBETWEEN(1;5)&lt;4;1;0);IF(RANDBETWEEN(1;5)&lt;5;1;0)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304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305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306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307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308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309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310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1311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312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313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1314]=1;IF(RANDBETWEEN(1;5)&lt;4;1;0);IF(RANDBETWEEN(1;5)&lt;5;1;0)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315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316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1317]=1;IF(RANDBETWEEN(1;5)&lt;4;1;0);IF(RANDBETWEEN(1;5)&lt;5;1;0)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318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1319]=1;IF(RANDBETWEEN(1;5)&lt;4;1;0);IF(RANDBETWEEN(1;5)&lt;5;1;0)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320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321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1322]=1;IF(RANDBETWEEN(1;5)&lt;4;1;0);IF(RANDBETWEEN(1;5)&lt;5;1;0)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323]=1;IF(RANDBETWEEN(1;5)&lt;4;1;0);IF(RANDBETWEEN(1;5)&lt;5;1;0)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1324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325]=1;IF(RANDBETWEEN(1;5)&lt;4;1;0);IF(RANDBETWEEN(1;5)&lt;5;1;0)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326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327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1328]=1;IF(RANDBETWEEN(1;5)&lt;4;1;0);IF(RANDBETWEEN(1;5)&lt;5;1;0)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329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330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331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1332]=1;IF(RANDBETWEEN(1;5)&lt;4;1;0);IF(RANDBETWEEN(1;5)&lt;5;1;0)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333]=1;IF(RANDBETWEEN(1;5)&lt;4;1;0);IF(RANDBETWEEN(1;5)&lt;5;1;0)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334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335]=1;IF(RANDBETWEEN(1;5)&lt;4;1;0);IF(RANDBETWEEN(1;5)&lt;5;1;0)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336]=1;IF(RANDBETWEEN(1;5)&lt;4;1;0);IF(RANDBETWEEN(1;5)&lt;5;1;0)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337]=1;IF(RANDBETWEEN(1;5)&lt;4;1;0);IF(RANDBETWEEN(1;5)&lt;5;1;0)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338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1339]=1;IF(RANDBETWEEN(1;5)&lt;4;1;0);IF(RANDBETWEEN(1;5)&lt;5;1;0)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340]=1;IF(RANDBETWEEN(1;5)&lt;4;1;0);IF(RANDBETWEEN(1;5)&lt;5;1;0)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1341]=1;IF(RANDBETWEEN(1;5)&lt;4;1;0);IF(RANDBETWEEN(1;5)&lt;5;1;0)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342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343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344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345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346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1347]=1;IF(RANDBETWEEN(1;5)&lt;4;1;0);IF(RANDBETWEEN(1;5)&lt;5;1;0)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348]=1;IF(RANDBETWEEN(1;5)&lt;4;1;0);IF(RANDBETWEEN(1;5)&lt;5;1;0)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1349]=1;IF(RANDBETWEEN(1;5)&lt;4;1;0);IF(RANDBETWEEN(1;5)&lt;5;1;0)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1350]=1;IF(RANDBETWEEN(1;5)&lt;4;1;0);IF(RANDBETWEEN(1;5)&lt;5;1;0)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351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352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353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354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1355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356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357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358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1359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360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361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1362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363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364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365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366]=1;IF(RANDBETWEEN(1;5)&lt;4;1;0);IF(RANDBETWEEN(1;5)&lt;5;1;0)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1367]=1;IF(RANDBETWEEN(1;5)&lt;4;1;0);IF(RANDBETWEEN(1;5)&lt;5;1;0)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368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369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370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1371]=1;IF(RANDBETWEEN(1;5)&lt;4;1;0);IF(RANDBETWEEN(1;5)&lt;5;1;0)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372]=1;IF(RANDBETWEEN(1;5)&lt;4;1;0);IF(RANDBETWEEN(1;5)&lt;5;1;0)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373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1374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375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1376]=1;IF(RANDBETWEEN(1;5)&lt;4;1;0);IF(RANDBETWEEN(1;5)&lt;5;1;0)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377]=1;IF(RANDBETWEEN(1;5)&lt;4;1;0);IF(RANDBETWEEN(1;5)&lt;5;1;0)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378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379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380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1381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1382]=1;IF(RANDBETWEEN(1;5)&lt;4;1;0);IF(RANDBETWEEN(1;5)&lt;5;1;0)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383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384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385]=1;IF(RANDBETWEEN(1;5)&lt;4;1;0);IF(RANDBETWEEN(1;5)&lt;5;1;0)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1386]=1;IF(RANDBETWEEN(1;5)&lt;4;1;0);IF(RANDBETWEEN(1;5)&lt;5;1;0)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387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388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389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1390]=1;IF(RANDBETWEEN(1;5)&lt;4;1;0);IF(RANDBETWEEN(1;5)&lt;5;1;0)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1391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1392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393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394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1395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1396]=1;IF(RANDBETWEEN(1;5)&lt;4;1;0);IF(RANDBETWEEN(1;5)&lt;5;1;0)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397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398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399]=1;IF(RANDBETWEEN(1;5)&lt;4;1;0);IF(RANDBETWEEN(1;5)&lt;5;1;0)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1400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401]=1;IF(RANDBETWEEN(1;5)&lt;4;1;0);IF(RANDBETWEEN(1;5)&lt;5;1;0)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1402]=1;IF(RANDBETWEEN(1;5)&lt;4;1;0);IF(RANDBETWEEN(1;5)&lt;5;1;0)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403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404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405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406]=1;IF(RANDBETWEEN(1;5)&lt;4;1;0);IF(RANDBETWEEN(1;5)&lt;5;1;0)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1407]=1;IF(RANDBETWEEN(1;5)&lt;4;1;0);IF(RANDBETWEEN(1;5)&lt;5;1;0)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408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1409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410]=1;IF(RANDBETWEEN(1;5)&lt;4;1;0);IF(RANDBETWEEN(1;5)&lt;5;1;0)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1411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412]=1;IF(RANDBETWEEN(1;5)&lt;4;1;0);IF(RANDBETWEEN(1;5)&lt;5;1;0)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413]=1;IF(RANDBETWEEN(1;5)&lt;4;1;0);IF(RANDBETWEEN(1;5)&lt;5;1;0)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414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1415]=1;IF(RANDBETWEEN(1;5)&lt;4;1;0);IF(RANDBETWEEN(1;5)&lt;5;1;0)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1416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417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418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1419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1420]=1;IF(RANDBETWEEN(1;5)&lt;4;1;0);IF(RANDBETWEEN(1;5)&lt;5;1;0)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421]=1;IF(RANDBETWEEN(1;5)&lt;4;1;0);IF(RANDBETWEEN(1;5)&lt;5;1;0)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422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1423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424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425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1426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1427]=1;IF(RANDBETWEEN(1;5)&lt;4;1;0);IF(RANDBETWEEN(1;5)&lt;5;1;0)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428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429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430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1431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432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433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434]=1;IF(RANDBETWEEN(1;5)&lt;4;1;0);IF(RANDBETWEEN(1;5)&lt;5;1;0)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435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1436]=1;IF(RANDBETWEEN(1;5)&lt;4;1;0);IF(RANDBETWEEN(1;5)&lt;5;1;0)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437]=1;IF(RANDBETWEEN(1;5)&lt;4;1;0);IF(RANDBETWEEN(1;5)&lt;5;1;0)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1438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1439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1440]=1;IF(RANDBETWEEN(1;5)&lt;4;1;0);IF(RANDBETWEEN(1;5)&lt;5;1;0)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441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442]=1;IF(RANDBETWEEN(1;5)&lt;4;1;0);IF(RANDBETWEEN(1;5)&lt;5;1;0)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443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444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445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446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1447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448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449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450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1451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452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453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454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455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1456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457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1458]=1;IF(RANDBETWEEN(1;5)&lt;4;1;0);IF(RANDBETWEEN(1;5)&lt;5;1;0)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459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460]=1;IF(RANDBETWEEN(1;5)&lt;4;1;0);IF(RANDBETWEEN(1;5)&lt;5;1;0)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461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462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463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1464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465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466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467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468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1469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470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471]=1;IF(RANDBETWEEN(1;5)&lt;4;1;0);IF(RANDBETWEEN(1;5)&lt;5;1;0)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472]=1;IF(RANDBETWEEN(1;5)&lt;4;1;0);IF(RANDBETWEEN(1;5)&lt;5;1;0)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473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474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475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1476]=1;IF(RANDBETWEEN(1;5)&lt;4;1;0);IF(RANDBETWEEN(1;5)&lt;5;1;0)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1477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1478]=1;IF(RANDBETWEEN(1;5)&lt;4;1;0);IF(RANDBETWEEN(1;5)&lt;5;1;0)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1479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480]=1;IF(RANDBETWEEN(1;5)&lt;4;1;0);IF(RANDBETWEEN(1;5)&lt;5;1;0)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481]=1;IF(RANDBETWEEN(1;5)&lt;4;1;0);IF(RANDBETWEEN(1;5)&lt;5;1;0)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482]=1;IF(RANDBETWEEN(1;5)&lt;4;1;0);IF(RANDBETWEEN(1;5)&lt;5;1;0)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1483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1484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1485]=1;IF(RANDBETWEEN(1;5)&lt;4;1;0);IF(RANDBETWEEN(1;5)&lt;5;1;0)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1486]=1;IF(RANDBETWEEN(1;5)&lt;4;1;0);IF(RANDBETWEEN(1;5)&lt;5;1;0)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487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488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1489]=1;IF(RANDBETWEEN(1;5)&lt;4;1;0);IF(RANDBETWEEN(1;5)&lt;5;1;0)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490]=1;IF(RANDBETWEEN(1;5)&lt;4;1;0);IF(RANDBETWEEN(1;5)&lt;5;1;0)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491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1492]=1;IF(RANDBETWEEN(1;5)&lt;4;1;0);IF(RANDBETWEEN(1;5)&lt;5;1;0)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1493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494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495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496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497]=1;IF(RANDBETWEEN(1;5)&lt;4;1;0);IF(RANDBETWEEN(1;5)&lt;5;1;0)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498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1499]=1;IF(RANDBETWEEN(1;5)&lt;4;1;0);IF(RANDBETWEEN(1;5)&lt;5;1;0)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500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501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1502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1503]=1;IF(RANDBETWEEN(1;5)&lt;4;1;0);IF(RANDBETWEEN(1;5)&lt;5;1;0)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1504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505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506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507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508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509]=1;IF(RANDBETWEEN(1;5)&lt;4;1;0);IF(RANDBETWEEN(1;5)&lt;5;1;0)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1510]=1;IF(RANDBETWEEN(1;5)&lt;4;1;0);IF(RANDBETWEEN(1;5)&lt;5;1;0)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511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512]=1;IF(RANDBETWEEN(1;5)&lt;4;1;0);IF(RANDBETWEEN(1;5)&lt;5;1;0)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513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514]=1;IF(RANDBETWEEN(1;5)&lt;4;1;0);IF(RANDBETWEEN(1;5)&lt;5;1;0)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1515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516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1517]=1;IF(RANDBETWEEN(1;5)&lt;4;1;0);IF(RANDBETWEEN(1;5)&lt;5;1;0)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1518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1519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520]=1;IF(RANDBETWEEN(1;5)&lt;4;1;0);IF(RANDBETWEEN(1;5)&lt;5;1;0)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1521]=1;IF(RANDBETWEEN(1;5)&lt;4;1;0);IF(RANDBETWEEN(1;5)&lt;5;1;0)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522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523]=1;IF(RANDBETWEEN(1;5)&lt;4;1;0);IF(RANDBETWEEN(1;5)&lt;5;1;0)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524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1525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526]=1;IF(RANDBETWEEN(1;5)&lt;4;1;0);IF(RANDBETWEEN(1;5)&lt;5;1;0)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527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528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1529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530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531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1532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533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534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535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536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537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538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1539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540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541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1542]=1;IF(RANDBETWEEN(1;5)&lt;4;1;0);IF(RANDBETWEEN(1;5)&lt;5;1;0)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543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544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545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1546]=1;IF(RANDBETWEEN(1;5)&lt;4;1;0);IF(RANDBETWEEN(1;5)&lt;5;1;0)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547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548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1549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550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551]=1;IF(RANDBETWEEN(1;5)&lt;4;1;0);IF(RANDBETWEEN(1;5)&lt;5;1;0)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552]=1;IF(RANDBETWEEN(1;5)&lt;4;1;0);IF(RANDBETWEEN(1;5)&lt;5;1;0)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553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554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555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1556]=1;IF(RANDBETWEEN(1;5)&lt;4;1;0);IF(RANDBETWEEN(1;5)&lt;5;1;0)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557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558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559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560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561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562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1563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564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565]=1;IF(RANDBETWEEN(1;5)&lt;4;1;0);IF(RANDBETWEEN(1;5)&lt;5;1;0)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566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567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568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1569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570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1571]=1;IF(RANDBETWEEN(1;5)&lt;4;1;0);IF(RANDBETWEEN(1;5)&lt;5;1;0)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1572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573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574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575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576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577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1578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1579]=1;IF(RANDBETWEEN(1;5)&lt;4;1;0);IF(RANDBETWEEN(1;5)&lt;5;1;0)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580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1581]=1;IF(RANDBETWEEN(1;5)&lt;4;1;0);IF(RANDBETWEEN(1;5)&lt;5;1;0)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582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583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584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585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586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587]=1;IF(RANDBETWEEN(1;5)&lt;4;1;0);IF(RANDBETWEEN(1;5)&lt;5;1;0)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1588]=1;IF(RANDBETWEEN(1;5)&lt;4;1;0);IF(RANDBETWEEN(1;5)&lt;5;1;0)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589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1590]=1;IF(RANDBETWEEN(1;5)&lt;4;1;0);IF(RANDBETWEEN(1;5)&lt;5;1;0)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591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592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1593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1594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1595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596]=1;IF(RANDBETWEEN(1;5)&lt;4;1;0);IF(RANDBETWEEN(1;5)&lt;5;1;0)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597]=1;IF(RANDBETWEEN(1;5)&lt;4;1;0);IF(RANDBETWEEN(1;5)&lt;5;1;0)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598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599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1600]=1;IF(RANDBETWEEN(1;5)&lt;4;1;0);IF(RANDBETWEEN(1;5)&lt;5;1;0)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1601]=1;IF(RANDBETWEEN(1;5)&lt;4;1;0);IF(RANDBETWEEN(1;5)&lt;5;1;0)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1602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1603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604]=1;IF(RANDBETWEEN(1;5)&lt;4;1;0);IF(RANDBETWEEN(1;5)&lt;5;1;0)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1605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606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607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1608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609]=1;IF(RANDBETWEEN(1;5)&lt;4;1;0);IF(RANDBETWEEN(1;5)&lt;5;1;0)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610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1611]=1;IF(RANDBETWEEN(1;5)&lt;4;1;0);IF(RANDBETWEEN(1;5)&lt;5;1;0)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612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1613]=1;IF(RANDBETWEEN(1;5)&lt;4;1;0);IF(RANDBETWEEN(1;5)&lt;5;1;0)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1614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615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1616]=1;IF(RANDBETWEEN(1;5)&lt;4;1;0);IF(RANDBETWEEN(1;5)&lt;5;1;0)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617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618]=1;IF(RANDBETWEEN(1;5)&lt;4;1;0);IF(RANDBETWEEN(1;5)&lt;5;1;0)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1619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1620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621]=1;IF(RANDBETWEEN(1;5)&lt;4;1;0);IF(RANDBETWEEN(1;5)&lt;5;1;0)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622]=1;IF(RANDBETWEEN(1;5)&lt;4;1;0);IF(RANDBETWEEN(1;5)&lt;5;1;0)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1623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624]=1;IF(RANDBETWEEN(1;5)&lt;4;1;0);IF(RANDBETWEEN(1;5)&lt;5;1;0)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625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626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627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628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629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630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1631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632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633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1634]=1;IF(RANDBETWEEN(1;5)&lt;4;1;0);IF(RANDBETWEEN(1;5)&lt;5;1;0)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635]=1;IF(RANDBETWEEN(1;5)&lt;4;1;0);IF(RANDBETWEEN(1;5)&lt;5;1;0)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636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637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1638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639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640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641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642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1643]=1;IF(RANDBETWEEN(1;5)&lt;4;1;0);IF(RANDBETWEEN(1;5)&lt;5;1;0)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644]=1;IF(RANDBETWEEN(1;5)&lt;4;1;0);IF(RANDBETWEEN(1;5)&lt;5;1;0)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645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646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647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648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649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650]=1;IF(RANDBETWEEN(1;5)&lt;4;1;0);IF(RANDBETWEEN(1;5)&lt;5;1;0)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651]=1;IF(RANDBETWEEN(1;5)&lt;4;1;0);IF(RANDBETWEEN(1;5)&lt;5;1;0)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652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653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654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655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1656]=1;IF(RANDBETWEEN(1;5)&lt;4;1;0);IF(RANDBETWEEN(1;5)&lt;5;1;0)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657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1658]=1;IF(RANDBETWEEN(1;5)&lt;4;1;0);IF(RANDBETWEEN(1;5)&lt;5;1;0)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659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1660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661]=1;IF(RANDBETWEEN(1;5)&lt;4;1;0);IF(RANDBETWEEN(1;5)&lt;5;1;0)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1662]=1;IF(RANDBETWEEN(1;5)&lt;4;1;0);IF(RANDBETWEEN(1;5)&lt;5;1;0)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1663]=1;IF(RANDBETWEEN(1;5)&lt;4;1;0);IF(RANDBETWEEN(1;5)&lt;5;1;0)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664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665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666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667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668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1669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670]=1;IF(RANDBETWEEN(1;5)&lt;4;1;0);IF(RANDBETWEEN(1;5)&lt;5;1;0)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1671]=1;IF(RANDBETWEEN(1;5)&lt;4;1;0);IF(RANDBETWEEN(1;5)&lt;5;1;0)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672]=1;IF(RANDBETWEEN(1;5)&lt;4;1;0);IF(RANDBETWEEN(1;5)&lt;5;1;0)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673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674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1675]=1;IF(RANDBETWEEN(1;5)&lt;4;1;0);IF(RANDBETWEEN(1;5)&lt;5;1;0)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676]=1;IF(RANDBETWEEN(1;5)&lt;4;1;0);IF(RANDBETWEEN(1;5)&lt;5;1;0)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677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678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1679]=1;IF(RANDBETWEEN(1;5)&lt;4;1;0);IF(RANDBETWEEN(1;5)&lt;5;1;0)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680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681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1682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683]=1;IF(RANDBETWEEN(1;5)&lt;4;1;0);IF(RANDBETWEEN(1;5)&lt;5;1;0)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684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685]=1;IF(RANDBETWEEN(1;5)&lt;4;1;0);IF(RANDBETWEEN(1;5)&lt;5;1;0)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686]=1;IF(RANDBETWEEN(1;5)&lt;4;1;0);IF(RANDBETWEEN(1;5)&lt;5;1;0)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1687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688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689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690]=1;IF(RANDBETWEEN(1;5)&lt;4;1;0);IF(RANDBETWEEN(1;5)&lt;5;1;0)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1691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692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693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694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1695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1696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1697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698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699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700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701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1702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1703]=1;IF(RANDBETWEEN(1;5)&lt;4;1;0);IF(RANDBETWEEN(1;5)&lt;5;1;0)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1704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705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1706]=1;IF(RANDBETWEEN(1;5)&lt;4;1;0);IF(RANDBETWEEN(1;5)&lt;5;1;0)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1707]=1;IF(RANDBETWEEN(1;5)&lt;4;1;0);IF(RANDBETWEEN(1;5)&lt;5;1;0)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708]=1;IF(RANDBETWEEN(1;5)&lt;4;1;0);IF(RANDBETWEEN(1;5)&lt;5;1;0)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1709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710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711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712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713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714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1715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1716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717]=1;IF(RANDBETWEEN(1;5)&lt;4;1;0);IF(RANDBETWEEN(1;5)&lt;5;1;0)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718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719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720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721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1722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723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724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725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1726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1727]=1;IF(RANDBETWEEN(1;5)&lt;4;1;0);IF(RANDBETWEEN(1;5)&lt;5;1;0)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728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729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1730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731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732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733]=1;IF(RANDBETWEEN(1;5)&lt;4;1;0);IF(RANDBETWEEN(1;5)&lt;5;1;0)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1734]=1;IF(RANDBETWEEN(1;5)&lt;4;1;0);IF(RANDBETWEEN(1;5)&lt;5;1;0)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735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736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1737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1738]=1;IF(RANDBETWEEN(1;5)&lt;4;1;0);IF(RANDBETWEEN(1;5)&lt;5;1;0)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739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740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741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742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1743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1744]=1;IF(RANDBETWEEN(1;5)&lt;4;1;0);IF(RANDBETWEEN(1;5)&lt;5;1;0)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745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746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747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748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749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1750]=1;IF(RANDBETWEEN(1;5)&lt;4;1;0);IF(RANDBETWEEN(1;5)&lt;5;1;0)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1751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752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1753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754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1755]=1;IF(RANDBETWEEN(1;5)&lt;4;1;0);IF(RANDBETWEEN(1;5)&lt;5;1;0)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1756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757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1758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1759]=1;IF(RANDBETWEEN(1;5)&lt;4;1;0);IF(RANDBETWEEN(1;5)&lt;5;1;0)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760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761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762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763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1764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765]=1;IF(RANDBETWEEN(1;5)&lt;4;1;0);IF(RANDBETWEEN(1;5)&lt;5;1;0)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766]=1;IF(RANDBETWEEN(1;5)&lt;4;1;0);IF(RANDBETWEEN(1;5)&lt;5;1;0)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767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768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769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770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771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1772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1773]=1;IF(RANDBETWEEN(1;5)&lt;4;1;0);IF(RANDBETWEEN(1;5)&lt;5;1;0)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774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1775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776]=1;IF(RANDBETWEEN(1;5)&lt;4;1;0);IF(RANDBETWEEN(1;5)&lt;5;1;0)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777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778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779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780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1781]=1;IF(RANDBETWEEN(1;5)&lt;4;1;0);IF(RANDBETWEEN(1;5)&lt;5;1;0)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1782]=1;IF(RANDBETWEEN(1;5)&lt;4;1;0);IF(RANDBETWEEN(1;5)&lt;5;1;0)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1783]=1;IF(RANDBETWEEN(1;5)&lt;4;1;0);IF(RANDBETWEEN(1;5)&lt;5;1;0)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784]=1;IF(RANDBETWEEN(1;5)&lt;4;1;0);IF(RANDBETWEEN(1;5)&lt;5;1;0)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785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786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1787]=1;IF(RANDBETWEEN(1;5)&lt;4;1;0);IF(RANDBETWEEN(1;5)&lt;5;1;0)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788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789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790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1791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1792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793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1794]=1;IF(RANDBETWEEN(1;5)&lt;4;1;0);IF(RANDBETWEEN(1;5)&lt;5;1;0)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795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796]=1;IF(RANDBETWEEN(1;5)&lt;4;1;0);IF(RANDBETWEEN(1;5)&lt;5;1;0)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1797]=1;IF(RANDBETWEEN(1;5)&lt;4;1;0);IF(RANDBETWEEN(1;5)&lt;5;1;0)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798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799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800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801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802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803]=1;IF(RANDBETWEEN(1;5)&lt;4;1;0);IF(RANDBETWEEN(1;5)&lt;5;1;0)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1804]=1;IF(RANDBETWEEN(1;5)&lt;4;1;0);IF(RANDBETWEEN(1;5)&lt;5;1;0)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805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806]=1;IF(RANDBETWEEN(1;5)&lt;4;1;0);IF(RANDBETWEEN(1;5)&lt;5;1;0)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1807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808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809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1810]=1;IF(RANDBETWEEN(1;5)&lt;4;1;0);IF(RANDBETWEEN(1;5)&lt;5;1;0)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1811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812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813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814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815]=1;IF(RANDBETWEEN(1;5)&lt;4;1;0);IF(RANDBETWEEN(1;5)&lt;5;1;0)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1816]=1;IF(RANDBETWEEN(1;5)&lt;4;1;0);IF(RANDBETWEEN(1;5)&lt;5;1;0)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817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818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1819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820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821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822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823]=1;IF(RANDBETWEEN(1;5)&lt;4;1;0);IF(RANDBETWEEN(1;5)&lt;5;1;0)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1824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1825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826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827]=1;IF(RANDBETWEEN(1;5)&lt;4;1;0);IF(RANDBETWEEN(1;5)&lt;5;1;0)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828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829]=1;IF(RANDBETWEEN(1;5)&lt;4;1;0);IF(RANDBETWEEN(1;5)&lt;5;1;0)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830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831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1832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833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1834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835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836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1837]=1;IF(RANDBETWEEN(1;5)&lt;4;1;0);IF(RANDBETWEEN(1;5)&lt;5;1;0)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1838]=1;IF(RANDBETWEEN(1;5)&lt;4;1;0);IF(RANDBETWEEN(1;5)&lt;5;1;0)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1839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1840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1841]=1;IF(RANDBETWEEN(1;5)&lt;4;1;0);IF(RANDBETWEEN(1;5)&lt;5;1;0)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1842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1843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844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1845]=1;IF(RANDBETWEEN(1;5)&lt;4;1;0);IF(RANDBETWEEN(1;5)&lt;5;1;0)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846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1847]=1;IF(RANDBETWEEN(1;5)&lt;4;1;0);IF(RANDBETWEEN(1;5)&lt;5;1;0)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848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849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1850]=1;IF(RANDBETWEEN(1;5)&lt;4;1;0);IF(RANDBETWEEN(1;5)&lt;5;1;0)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1851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852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1853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854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855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856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857]=1;IF(RANDBETWEEN(1;5)&lt;4;1;0);IF(RANDBETWEEN(1;5)&lt;5;1;0)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858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1859]=1;IF(RANDBETWEEN(1;5)&lt;4;1;0);IF(RANDBETWEEN(1;5)&lt;5;1;0)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860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1861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1862]=1;IF(RANDBETWEEN(1;5)&lt;4;1;0);IF(RANDBETWEEN(1;5)&lt;5;1;0)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863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1864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865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866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867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1868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869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870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871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872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1873]=1;IF(RANDBETWEEN(1;5)&lt;4;1;0);IF(RANDBETWEEN(1;5)&lt;5;1;0)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874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875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1876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877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1878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1879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880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881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882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1883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1884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885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886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887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888]=1;IF(RANDBETWEEN(1;5)&lt;4;1;0);IF(RANDBETWEEN(1;5)&lt;5;1;0)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889]=1;IF(RANDBETWEEN(1;5)&lt;4;1;0);IF(RANDBETWEEN(1;5)&lt;5;1;0)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890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891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1892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893]=1;IF(RANDBETWEEN(1;5)&lt;4;1;0);IF(RANDBETWEEN(1;5)&lt;5;1;0)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894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1895]=1;IF(RANDBETWEEN(1;5)&lt;4;1;0);IF(RANDBETWEEN(1;5)&lt;5;1;0)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1896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1897]=1;IF(RANDBETWEEN(1;5)&lt;4;1;0);IF(RANDBETWEEN(1;5)&lt;5;1;0)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1898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899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900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1901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1902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903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1904]=1;IF(RANDBETWEEN(1;5)&lt;4;1;0);IF(RANDBETWEEN(1;5)&lt;5;1;0)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905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1906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1907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908]=1;IF(RANDBETWEEN(1;5)&lt;4;1;0);IF(RANDBETWEEN(1;5)&lt;5;1;0)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1909]=1;IF(RANDBETWEEN(1;5)&lt;4;1;0);IF(RANDBETWEEN(1;5)&lt;5;1;0)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910]=1;IF(RANDBETWEEN(1;5)&lt;4;1;0);IF(RANDBETWEEN(1;5)&lt;5;1;0)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911]=1;IF(RANDBETWEEN(1;5)&lt;4;1;0);IF(RANDBETWEEN(1;5)&lt;5;1;0)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912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1913]=1;IF(RANDBETWEEN(1;5)&lt;4;1;0);IF(RANDBETWEEN(1;5)&lt;5;1;0)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1914]=1;IF(RANDBETWEEN(1;5)&lt;4;1;0);IF(RANDBETWEEN(1;5)&lt;5;1;0)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1915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1916]=1;IF(RANDBETWEEN(1;5)&lt;4;1;0);IF(RANDBETWEEN(1;5)&lt;5;1;0)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917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918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919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1920]=1;IF(RANDBETWEEN(1;5)&lt;4;1;0);IF(RANDBETWEEN(1;5)&lt;5;1;0)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921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922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923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1924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925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926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927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1928]=1;IF(RANDBETWEEN(1;5)&lt;4;1;0);IF(RANDBETWEEN(1;5)&lt;5;1;0)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929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1930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931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932]=1;IF(RANDBETWEEN(1;5)&lt;4;1;0);IF(RANDBETWEEN(1;5)&lt;5;1;0)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1933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934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1935]=1;IF(RANDBETWEEN(1;5)&lt;4;1;0);IF(RANDBETWEEN(1;5)&lt;5;1;0)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936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937]=1;IF(RANDBETWEEN(1;5)&lt;4;1;0);IF(RANDBETWEEN(1;5)&lt;5;1;0)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938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939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1940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941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942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943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944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1945]=1;IF(RANDBETWEEN(1;5)&lt;4;1;0);IF(RANDBETWEEN(1;5)&lt;5;1;0)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946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947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1948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1949]=1;IF(RANDBETWEEN(1;5)&lt;4;1;0);IF(RANDBETWEEN(1;5)&lt;5;1;0)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1950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951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952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1953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954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1955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956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1957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958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1959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960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961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962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963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964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965]=1;IF(RANDBETWEEN(1;5)&lt;4;1;0);IF(RANDBETWEEN(1;5)&lt;5;1;0)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966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967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968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969]=1;IF(RANDBETWEEN(1;5)&lt;4;1;0);IF(RANDBETWEEN(1;5)&lt;5;1;0)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1970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1971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972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973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1974]=1;IF(RANDBETWEEN(1;5)&lt;4;1;0);IF(RANDBETWEEN(1;5)&lt;5;1;0)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975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976]=1;IF(RANDBETWEEN(1;5)&lt;4;1;0);IF(RANDBETWEEN(1;5)&lt;5;1;0)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977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1978]=1;IF(RANDBETWEEN(1;5)&lt;4;1;0);IF(RANDBETWEEN(1;5)&lt;5;1;0)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979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980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981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982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1983]=1;IF(RANDBETWEEN(1;5)&lt;4;1;0);IF(RANDBETWEEN(1;5)&lt;5;1;0)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1984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985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986]=1;IF(RANDBETWEEN(1;5)&lt;4;1;0);IF(RANDBETWEEN(1;5)&lt;5;1;0)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987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988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1989]=1;IF(RANDBETWEEN(1;5)&lt;4;1;0);IF(RANDBETWEEN(1;5)&lt;5;1;0)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1990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991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992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1993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994]=1;IF(RANDBETWEEN(1;5)&lt;4;1;0);IF(RANDBETWEEN(1;5)&lt;5;1;0)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1995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996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1997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1998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1">
            <text:p>1</text:p>
          </table:table-cell>
          <table:table-cell table:formula="of:=IF([.A1999]=1;IF(RANDBETWEEN(1;5)&lt;4;1;0);IF(RANDBETWEEN(1;5)&lt;5;1;0)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2000]=1;IF(RANDBETWEEN(1;5)&lt;4;1;0);IF(RANDBETWEEN(1;5)&lt;5;1;0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IF(RANDBETWEEN(1;6)&lt;3;1;2)" office:value-type="float" office:value="2">
            <text:p>2</text:p>
          </table:table-cell>
          <table:table-cell table:formula="of:=IF([.A2001]=1;IF(RANDBETWEEN(1;5)&lt;4;1;0);IF(RANDBETWEEN(1;5)&lt;5;1;0))" office:value-type="float" office:value="1">
            <text:p>1</text:p>
          </table:table-cell>
          <table:table-cell table:number-columns-repeated="3"/>
        </table:table-row>
      </table:table>
      <table:table table:name="Hoja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Hoja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0-12">12/10/2011</text:date>, <text:time>12:21:17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10-12T12:10:58.87</meta:creation-date>
    <dc:date>2011-10-12T12:21:17.43</dc:date>
    <meta:editing-duration>PT10M</meta:editing-duration>
    <meta:editing-cycles>2</meta:editing-cycles>
    <meta:generator>OpenOffice.org/3.3$Win32 OpenOffice.org_project/330m20$Build-9567</meta:generator>
    <meta:document-statistic meta:table-count="3" meta:cell-count="4006" meta:object-count="0"/>
  </office:meta>
</office:document-meta>
</file>